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307cm"/>
    </style:style>
    <style:style style:name="co19" style:family="table-column">
      <style:table-column-properties fo:break-before="auto" style:column-width="1.088cm"/>
    </style:style>
    <style:style style:name="co20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1.143cm"/>
    </style:style>
    <style:style style:name="co21" style:family="table-column">
      <style:table-column-properties fo:break-before="auto" style:column-width="1.062cm"/>
    </style:style>
    <style:style style:name="co24" style:family="table-column">
      <style:table-column-properties fo:break-before="auto" style:column-width="1.117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.339cm"/>
    </style:style>
    <style:style style:name="co25" style:family="table-column">
      <style:table-column-properties fo:break-before="auto" style:column-width="0.658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1.279cm"/>
    </style:style>
    <style:style style:name="co26" style:family="table-column">
      <style:table-column-properties fo:break-before="auto" style:column-width="0.762cm"/>
    </style:style>
    <style:style style:name="co27" style:family="table-column">
      <style:table-column-properties fo:break-before="auto" style:column-width="3.267cm"/>
    </style:style>
    <style:style style:name="co29" style:family="table-column">
      <style:table-column-properties fo:break-before="auto" style:column-width="1.034cm"/>
    </style:style>
    <style:style style:name="co32" style:family="table-column">
      <style:table-column-properties fo:break-before="auto" style:column-width="3.35cm"/>
    </style:style>
    <style:style style:name="co33" style:family="table-column">
      <style:table-column-properties fo:break-before="auto" style:column-width="6.694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2.477cm"/>
    </style:style>
    <style:style style:name="co36" style:family="table-column">
      <style:table-column-properties fo:break-before="auto" style:column-width="5.009cm"/>
    </style:style>
    <style:style style:name="co37" style:family="table-column">
      <style:table-column-properties fo:break-before="auto" style:column-width="0.499cm"/>
    </style:style>
    <style:style style:name="co38" style:family="table-column">
      <style:table-column-properties fo:break-before="auto" style:column-width="1.334cm"/>
    </style:style>
    <style:style style:name="co39" style:family="table-column">
      <style:table-column-properties fo:break-before="auto" style:column-width="0.843cm"/>
    </style:style>
    <style:style style:name="co40" style:family="table-column">
      <style:table-column-properties fo:break-before="auto" style:column-width="0.771cm"/>
    </style:style>
    <style:style style:name="co41" style:family="table-column">
      <style:table-column-properties fo:break-before="auto" style:column-width="5.2cm"/>
    </style:style>
    <style:style style:name="co42" style:family="table-column">
      <style:table-column-properties fo:break-before="auto" style:column-width="0.725cm"/>
    </style:style>
    <style:style style:name="co43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stand ab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ern zufällige Karten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kennen, wann der letzte Spieler eine Karte ausgespielt h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eine Karte ausspiel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endeck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sgespielte Karten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ilnehmende Spieler anzeige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</table:table-row>
      </table:table>
      <table:table table:name="2xUS 13" table:style-name="ta1"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s Spieler wird mir der aktuelle Spielstand beim 2er-Schnapsn angezeig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stand auf dem neusten Stand halt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stand abspeich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stand anzeig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aktuell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stand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angezeigt werden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zeigen durchgeführt wurde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 und was wird dann erwartet?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aktuelle Spielstand 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Beim Starten vom Spiel ist die Anzeige auf 7, später wird sie minimiert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Spielpunkt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sich die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Anzeige soll während dem ganzen Spielverlauf angezeigt werden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eine Runde des Spieles beendet wurde, muss sich die Anzeige veränder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ie Runde wird nicht als gewonnen gezäh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Werte für Spielpunkte sind: 3, 2,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Bei den Sieger der Runde werden die gewonnen Spielpunkte vom Stand subtrahier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Spielpunkte des Gewinners müssen sich nach jeder Runde ändern.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7"/>
          <table:table-cell table:style-name="ce3" office:value-type="string" calcext:value-type="string">
            <text:p>Bemerku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e Runde wird gespielt</text:p>
          </table:table-cell>
          <table:table-cell table:number-columns-repeated="6"/>
          <table:table-cell table:style-name="ce4" office:value-type="string" calcext:value-type="string">
            <text:p>Es gibt keine Einschränkung der Länge des Nicks bzw. der Zeich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8"/>
          <table:table-cell office:value-type="string" calcext:value-type="string">
            <text:p>Der Knopf „entf“ funktioniert nic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iner der Spieler gewinnt und die gewonnenen Spielpunkte werden beim Gegner hinzugefüg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Test am 20.6.15 – KI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alaxy S4 (Android 5.0.1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3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Schlug fehl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ob sich die Spielpunkte änder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nde wird bis zum Ende gespie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amsung 56Pkt, KI 69P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ie KI gewinnt und der Client erhält 1 Spielpunkt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 table:number-rows-repeated="4">
          <table:table-cell table:style-name="ce3"/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</table:table>
      <table:table table:name="US16" table:style-name="ta1">
        <table:table-column table:style-name="co35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s Spieler werden mir zu Beginn des Spiels automatisch die Karten ausgeteilt, sodass ich damit spielen kann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deck implementier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ielern zufällige Karten austeil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geteilte Karten anzeige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teil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automatisch definiert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geteilt werden?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Welche Schritte sind nötig, um automatisch austeilen auszuführen?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teilen komplett abgeschlossen?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teilen genau durchgeführ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 soll ausgeteilt werden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teilt wurde?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as „Spiel“ muss die Karten automatisch austeilen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Beim Rundenstart erhalten die Spieler ihre Karten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m Beginn des Spiels</text:p>
          </table:table-cell>
          <table:table-cell table:number-columns-repeated="3"/>
          <table:table-cell office:value-type="string" calcext:value-type="string">
            <text:p>A_2</text:p>
          </table:table-cell>
          <table:table-cell office:value-type="string" calcext:value-type="string">
            <text:p>folgt</text:p>
          </table:table-cell>
          <table:table-cell table:number-columns-repeated="5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ie oberste Karte auf dem Vorratsstapel wird als Trumpfkarte aufgedeckt</text:p>
          </table:table-cell>
          <table:table-cell table:number-columns-repeated="10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er erhalten 5 Kart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e neue Runde begin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Spieler ihre Karten haben und der Trumpf offen lieg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as Spiel muss gestartet sei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  <table:table-cell table:style-name="ce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ine, es müssen automatisch die Karten verteilt werde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erhält seine 5 zufälligen Karten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Austeilen der Karten (2er-Schnapsen KI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Spieler am Tisc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 Karten werden erhalten, Spieler der am Zug ist wählt einen Trump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der Spieler hat 6 Karten</text:p>
          </table:table-cell>
          <table:table-cell table:number-columns-repeated="11"/>
        </table:table-row>
      </table:table>
      <table:table table:name="US17" table:style-name="ta1"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s Spieler wird mir zu Beginn des Spiels automatisch die trumpfanzeigende Karte aufgedec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fällig die trumpfanzeigende Karte ausw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die trumpfanzeigende Karte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ie tumpfanzeigende Karte aufdecken?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d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trumpfanzeigenden Karte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fdecken stattfinden?</text:p>
          </table:table-cell>
          <table:table-cell table:number-columns-repeated="7"/>
          <table:table-cell office:value-type="string" calcext:value-type="string">
            <text:p>S_2</text:p>
          </table:table-cell>
          <table:table-cell office:value-type="string" calcext:value-type="string">
            <text:p>Welceh optionalen/verpflichtenden Aspekte gelten für die trumpfanzeigende Kart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fdecken komplett abgeschlossen?</text:p>
          </table:table-cell>
          <table:table-cell table:number-columns-repeated="7"/>
          <table:table-cell office:value-type="string" calcext:value-type="string">
            <text:p>S_3</text:p>
          </table:table-cell>
          <table:table-cell office:value-type="string" calcext:value-type="string">
            <text:p>Wie siet das Layout der trumpfanzeigenden Karte aus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aufgedeckt werden?</text:p>
          </table:table-cell>
          <table:table-cell table:number-columns-repeated="7"/>
          <table:table-cell office:value-type="string" calcext:value-type="string">
            <text:p>S_4</text:p>
          </table:table-cell>
          <table:table-cell office:value-type="string" calcext:value-type="string">
            <text:p>Welche Inhalte von der trumpfanzeigenden Karte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aufdecken geprüf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Karte wird vom „spiel“ selbst aufgedeckt</text:p>
          </table:table-cell>
          <table:table-cell table:number-columns-repeated="3"/>
          <table:table-cell office:value-type="string" calcext:value-type="string">
            <text:p>A_1</text:p>
          </table:table-cell>
          <table:table-cell office:value-type="string" calcext:value-type="string">
            <text:p>Nach jedem neuen Rundenstart und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Es wird eine Karte vom Kartendeck ausgewählt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neue Runde gestartet wurde</text:p>
          </table:table-cell>
          <table:table-cell table:number-columns-repeated="4"/>
          <table:table-cell office:value-type="string" calcext:value-type="string">
            <text:p>zu beginn des Spiels, sobald sich min.</text:p>
          </table:table-cell>
          <table:table-cell table:number-columns-repeated="2"/>
          <table:table-cell office:value-type="string" calcext:value-type="string">
            <text:p>S_2</text:p>
          </table:table-cell>
          <table:table-cell office:value-type="string" calcext:value-type="string">
            <text:p>Es kann nur eine Karte tumpfanzeigende Karte aufgedeckt werd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ie trumpfanzeigende Karte am Tisch offen liegt</text:p>
          </table:table-cell>
          <table:table-cell table:number-columns-repeated="4"/>
          <table:table-cell office:value-type="string" calcext:value-type="string">
            <text:p>zwei Spieler am Tisch befinden und </text:p>
          </table:table-cell>
          <table:table-cell table:number-columns-repeated="2"/>
          <table:table-cell office:value-type="string" calcext:value-type="string">
            <text:p>S_3</text:p>
          </table:table-cell>
          <table:table-cell office:value-type="string" calcext:value-type="string">
            <text:p>Das Layout entspricht der Karten des Kartendecks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Bei jedem neuen Rundenstart</text:p>
          </table:table-cell>
          <table:table-cell table:number-columns-repeated="4"/>
          <table:table-cell office:value-type="string" calcext:value-type="string">
            <text:p>das Spiel gestartet wurde</text:p>
          </table:table-cell>
          <table:table-cell table:number-columns-repeated="2"/>
          <table:table-cell office:value-type="string" calcext:value-type="string">
            <text:p>S_4</text:p>
          </table:table-cell>
          <table:table-cell office:value-type="string" calcext:value-type="string">
            <text:p>Die Karte muss zufällig gewählt werd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kann geprüft werden, ob die trumpfanzeigende Karte offen lieg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s muss eine trmpfanzeigende Karten geb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ie trumpfanzeigende Karte aufgedeckt wird (2er-Schnapsen KI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eine, die trumpfanzeigende Karte muss automatisch aufgedeckt wer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trumpfanzeigende Karten ist offen am Tisch</text:p>
          </table:table-cell>
          <table:table-cell table:number-columns-repeated="8"/>
        </table:table-row>
      </table:table>
      <table:table table:name="US21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s Spieler nehme ich beim 2er-Schnapsen nach jedem Stich eine Karte auf, sodass ich regelgemäß spielen kan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nach einem Stich jedem Spieler eine zufällige Karte austei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eue Karte anzeigen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ine Karte aufnehmen?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Wie ist regelmäßig definiert?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eine Karte aufgenommen werden?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ürft werden, ob eine Karte aufgenommen wurde?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keine Karte aufnehmen kann?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Gewinner des Stichs nimmt zuerst eine Karte vom Talon</text:p>
          </table:table-cell>
          <table:table-cell table:number-columns-repeated="4"/>
          <table:table-cell office:value-type="string" calcext:value-type="string">
            <text:p>A_1</text:p>
          </table:table-cell>
          <table:table-cell office:value-type="string" calcext:value-type="string">
            <text:p>Nach jedem Stich</text:p>
          </table:table-cell>
          <table:table-cell table:number-columns-repeated="2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ch der Verlierer (zufällige Karten)</text:p>
          </table:table-cell>
          <table:table-cell table:number-columns-repeated="8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8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Spieler eine neue Karte in der Hand häl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min. 2 Spieler am Tisch befi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Die Runde muss gestartet s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Ein Spieler muss einen Stich gewinne/verl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office:value-type="string" calcext:value-type="string">
            <text:p>Es müssen sich Karten im Kartendeck befinde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spielt eine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 gibt Kart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Punkte vom Stich werden dem Gewinner übertrag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erhält eine zufällige Karte vom Kartendeck und 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nach der Verlier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chbedin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s müssen sich noch Karten im Kartendeck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 (2er-Schnapsen KI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HerzAss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gibt HerzBube z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bekommt PikKönig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jedem Spieler nach einem Stich eine zufällige Karte gegeben wi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spielt Karte a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sticht Karte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office:value-type="string" calcext:value-type="string">
            <text:p>erwar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r Gewinner und der Verlierer erhält eine neue zufällige Karte vom Talon</text:p>
          </table:table-cell>
          <table:table-cell table:number-columns-repeated="9"/>
        </table:table-row>
      </table:table>
      <table:table table:name="US22" table:style-name="ta1"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s Spieler bin ich nach einem gewonnenen Stich am Zug, sodass ich das Spiel regelgemäß spielen kan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den letzten Stich gewonnen hat, zum Zug kommen lass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gerade am Zug is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ist am Zug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ist ein Spieler am Zug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 ob ein Spieler am Zug ist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der den letzten Stich gewonnen hat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 der Gewinner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r eine Karte ausspielen kan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Karten müssen sich am Tisch befind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Gewinner muss Karte zum Ausspielen besitz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spiel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mit einer höherwertigen Kar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zweite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A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Herz10er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bekommt die Punkte und ist am Zug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es am Zug 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r Spieler der Gewinnt bekommt die Punkte und ist am Zug</text:p>
          </table:table-cell>
          <table:table-cell table:number-columns-repeated="4"/>
        </table:table-row>
      </table:table>
      <table:table table:name="US23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s Spieler wird mir angezeigt wer einen Stich gewonnen hat, sodass ich den Spielverlauf verstehe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estimmen, wer den Stich gewonnen h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nzeigen, wer den Stich gewonnen ha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ich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pekte gelten für einen Stich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gezeigt durchgeführt werden?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Welche Inhalte von Stich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angezeigt wurd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anzeigen verhindern?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n Gewinner des Stichs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Jeweils eine Karte von jedem Spieler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jedem Stich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Karten dürfen nicht doppelt vorkommen, und nur der erste Stich ist aufgedeckt, die restlichen sind verborg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 jedem Stich bis die Runde zu Ende ist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Der Stich besteht aus zwei Karten, eine vom Verlierer und eine vom Gewinn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enn der Gewinner am Display ersch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Stich wurde noch nicht zugeteilt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en Stich gewonnen habe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er gibt eine Kar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Zweiter Spieler gibt eine niederwertige Karte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rster Spieler bekommt ein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rster Spieler wird als Gewinner angezeig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fall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Herz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gibt PikUnter z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Spieler werden die gestochenen Karten angezeigt und er ist am Zu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T_2</text:p>
          </table:table-cell>
          <table:table-cell office:value-type="string" calcext:value-type="string">
            <text:p>Test, ob der Gewinner eines Stichs angezeigt wi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Pik10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Computer sticht mit Trumpf KaroOb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Computer bekommt den Sti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im Computer werden die gestochnen Karten angezeigt und er spielt sofort eine neue Karte aus (HerzOber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Bemerkung:</text:p>
          </table:table-cell>
          <table:table-cell table:style-name="ce4" office:value-type="string" calcext:value-type="string">
            <text:p>mir wird nicht angezeigt, welcher Spieler einen Stich gewonnen hat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3"/>
          <table:table-cell table:number-columns-repeated="7"/>
        </table:table-row>
      </table:table>
      <table:table table:name="US24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24" table:number-columns-repeated="2" table:default-cell-style-name="Default"/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s Spieler muss ich in den Zügen meiner Mitspieler eine eigene Karte gegen die von ihnen ausgespielte Karte ausspielen, sodass ich regelgemäß spielen kann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kennen, wann der letzte Spieler eine Karte ausgespielt h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rdergrund:</text:p>
          </table:table-cell>
          <table:table-cell office:value-type="string" calcext:value-type="string">
            <text:p>anzeigen wer eine Karte ausspiel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Zügen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Züge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Züg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Mitspieler vor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Beide Spieler</text:p>
          </table:table-cell>
          <table:table-cell table:number-columns-repeated="4"/>
          <table:table-cell office:value-type="string" calcext:value-type="string">
            <text:p>S_1</text:p>
          </table:table-cell>
          <table:table-cell office:value-type="string" calcext:value-type="string">
            <text:p>Eine eigene Karte und eine Karte des Mitspielers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</text:p>
          </table:table-cell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Zwei Spieler müssen eine Karte ausspie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ein Spieler eine Karte zum Ausspielen ausgewählt hat</text:p>
          </table:table-cell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Nachdem beide Spieler am Zug waren, müssen sich 2 Karten am Tisch befinden, einer der beiden Spieler ist der Gewinner/Verlierer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nach Ausspielen einer Karte, den nächsten Spieler eine Karte ausspielen lassen</text:p>
          </table:table-cell>
          <table:table-cell table:number-columns-repeated="4"/>
          <table:table-cell office:value-type="string" calcext:value-type="string">
            <text:p>S_1.1</text:p>
          </table:table-cell>
          <table:table-cell office:value-type="string" calcext:value-type="string">
            <text:p>Ein Mitspieler besitzt 5 zufällige Karten und einen Nickname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Beginn und nach jedem Stich, bis die Runde zu Ende i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n der Rei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Man ist nicht an der Reihe, und man muss warten bis der Gegner eine Karte ausspiel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Karte muss von einem Mitspieler ausgespielt worden sein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ch bin am Zug und spiele eine Karte gegen seine aus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o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puter gibt sofort Karte zu (KaroUnter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number-columns-repeated="8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 ist am Zug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regelmäßiges abwechseln der Spieler funktioni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i Spieler befinden sich am Tisch, das Spiel ist gestartet, es wurde kein Spiel gerufen und es wird normal gespie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uszuführende Testsschritte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(HerzAss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gibt z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gibt z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 ist am Zug</text:p>
          </table:table-cell>
          <table:table-cell table:number-columns-repeated="5"/>
        </table:table-row>
      </table:table>
      <table:table table:name="US25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s Spieler kann ich während meines Zuges eine meiner Handkarten ausspielen, sodass ich regelgemäß spielen kan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, der am Zug ist, erlauben eine Karte auszuspiel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sspielen einer Karte über einen Knopfdruck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ausspiel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Zug vor?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spielen stattfin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einen Zug?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ausspielen komplett abgeschlossen?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elche Inhalte von Zug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ausspielen genau durchgeführt werden?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gelten für Handkarten?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häufigt soll ausgespielt werden?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nde Aspekte gelten für Handkarten?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ie kann geprüft werden, ob ausgespielt wurde?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elche Inhalte von Handkarten und nach welchen Regeln soll überprüft werden?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Was geschieht, wenn man nicht ausspielen kann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Was könnte ausspielen verhindern und was wird dann erwartet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 der am Zug ist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e eigene Karte die ausgewählt wurde</text:p>
          </table:table-cell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Zu Beginn und nach jedem Stich, von dem Spieler der am Zug ist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Spieler muss eine Karte von seinen Handkarte auswählen</text:p>
          </table:table-cell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der Spieler der am Zug ist eine Karte ausgewählt hat und diese sich am Tisch befindet</text:p>
          </table:table-cell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Die ausgewählte Karte muss eine Karte von den Handkarten sein</text:p>
          </table:table-cell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Auswahl einer Karte</text:p>
          </table:table-cell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Die Handkarten bestehen zu Beginn aus 5 zufälligen Karten, die sich im weiten Spieleverlauf, durch ablegen und aufnehmen ändern</text:p>
          </table:table-cell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Immer, wenn ein Spieler am Zug ist</text:p>
          </table:table-cell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Handkarten sind zufällig</text:p>
          </table:table-cell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die ausgewählte Karte am Tisch erscheint</text:p>
          </table:table-cell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Handkarten dürfen nicht doppelt vorkommen, und es dürfen sich nicht mehr, als 5 in der Hand des Spielers befinden</text:p>
          </table:table-cell>
        </table:table-row>
        <table:table-row table:style-name="ro1">
          <table:table-cell/>
          <table:table-cell office:value-type="string" calcext:value-type="string">
            <text:p>V_7</text:p>
          </table:table-cell>
          <table:table-cell office:value-type="string" calcext:value-type="string">
            <text:p>Man ist nicht am Zu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_8</text:p>
          </table:table-cell>
          <table:table-cell office:value-type="string" calcext:value-type="string">
            <text:p>Das der Spieler nicht am Zug ist, es muss bewartet werden bis der Gegner einer Karte wähl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Spieler müssen sich am Tisch befind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string" calcext:value-type="string">
            <text:p>Die Karte darf nur ausgespielt werden, wenn sie den Spielregeln entspricht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er ist am Zu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kann ausgewählte Karte ausspielen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Ob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ei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HerzAss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, ob eine Handkarte ausgespielt werden kan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Spieler befinden sich am Tisch, das Spiel is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arten werden ausgeteil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st am Zug und wählt (klickt) Karte (PikUnter) 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wählte Karte wird ausgespielt</text:p>
          </table:table-cell>
          <table:table-cell table:number-columns-repeated="7"/>
        </table:table-row>
      </table:table>
      <table:table table:name="US28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s Spieler werden mir während dem Schnapsen meine Karten, das Kartendeck, die ausgespielten Karten und die anderen Spieler auf dem Spielfeld angezeigt, sodass ich den aktuellen Spielzustand erkennen kan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and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artendeck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gespielte Karten anzeig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ilnehmende Spieler anzeig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/was muss angezeigt werden?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zeigen stattfinden?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Katen aus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meine Karten, das Kartendeck, die ausgespielten </text:p>
          </table:table-cell>
          <table:table-cell table:number-columns-repeated="3"/>
          <table:table-cell office:value-type="string" calcext:value-type="string">
            <text:p>S_1</text:p>
          </table:table-cell>
          <table:table-cell office:value-type="string" calcext:value-type="string">
            <text:p>As, Zehn, König, Dame, Bub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ten und die anderen Spieler und das Spielfeld</text:p>
          </table:table-cell>
          <table:table-cell table:number-columns-repeated="3"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</text:p>
          </table:table-cell>
          <table:table-cell table:number-columns-repeated="3"/>
          <table:table-cell office:value-type="string" calcext:value-type="string">
            <text:p>S_3</text:p>
          </table:table-cell>
          <table:table-cell office:value-type="string" calcext:value-type="string">
            <text:p>Viereck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1.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2.1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_3.1</text:p>
          </table:table-cell>
          <table:table-cell office:value-type="string" calcext:value-type="string">
            <text:p>?Tisch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KreuzOb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calcext:value-type="string">
            <text:p>Test am 21.6.15 – 3 Spiele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3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Karten, Kartendeck, ausgespielten Karten, Spieler, Spielfeld funktionie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umpf und Spiel muss angesag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m Spielfeld werden die Spieler (galaxy3, samsung5, bq), das Kartendeck, die ausgespielte Karte <text:s/>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ür den Spieler sind nur seine Handkarten sichtbar</text:p>
          </table:table-cell>
          <table:table-cell table:number-columns-repeated="6"/>
        </table:table-row>
      </table:table>
      <table:table table:name="US29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Hintergrund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?Tisch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 spielt Karte (KreuzUnter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pielt Karte (HerzAs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6"/>
        </table:table-row>
      </table:table>
      <table:table table:name="US39" table:style-name="ta1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8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sehe ich während dem Schnapsen meine Handkarten in sortierter Reihenfolge, sodass ich bestimmte Karten schneller finde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Karten sortier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sortiert anzeige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ehen?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ortierter Reihenfolge vor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Welche verpflichtenden Askpekte gelten für sortierter Reihenfolg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Welche Inhalte von sortierter Reihenfolge und nach welchen Regeln soll überprüft werden?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/>
          <table:table-cell office:value-type="string" calcext:value-type="string">
            <text:p>S_1</text:p>
          </table:table-cell>
          <table:table-cell office:value-type="string" calcext:value-type="string">
            <text:p>Die 5 Handkart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2</text:p>
          </table:table-cell>
          <table:table-cell office:value-type="string" calcext:value-type="string">
            <text:p>Die 5 Handkarten müssen sortiert werd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_3</text:p>
          </table:table-cell>
          <table:table-cell office:value-type="string" calcext:value-type="string">
            <text:p>Die 5 Handkarten müssen nach ihren Wert in absteigender Reihenfolge sortiert werde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Handkarten müssen ausgeteilt sei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zuführende Schritte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gestart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Test am 5.6.15 – KI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KreuzUnter,KaroOber,HerzUnter,HerzOber,HerzKönig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Test am 20.6.15 – 2 Spieler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1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reuzBube, Kreuz10, KaroKönig, HerzKönig, Herz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eler2: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kUnter, PikKönig, KaroBube,Karo10,HerzUnter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Test am 20.6.15 – 3 Spieler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Handkarten sortiert si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iel muss gestartet und Handkarten ausgeteilt s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dkarten werden dem Spieler in sortierter Reihenfolge angezeig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00:48:09.614513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01:00:11.478361586</dc:date>
    <meta:editing-duration>PT7H7M44S</meta:editing-duration>
    <meta:editing-cycles>67</meta:editing-cycles>
    <meta:generator>LibreOffice/4.2.7.2$Linux_X86_64 LibreOffice_project/420m0$Build-2</meta:generator>
    <meta:document-statistic meta:table-count="12" meta:cell-count="1263" meta:object-count="0"/>
  </office:meta>
</office:document-meta>
</file>